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00000003001B63CD337D5DE9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2.749cm" draw:z-index="0"><draw:image xlink:href="Pictures/1000020100000400000003001B63CD337D5DE90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23:00:52.595653170</meta:creation-date>
    <dc:date>2019-05-08T23:01:28.806938055</dc:date>
    <meta:editing-duration>PT3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